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language="en" fo:country="US"/>
    </style:style>
    <style:style style:name="P3" style:family="paragraph" style:parent-style-name="Standard" style:master-page-name="Standard">
      <style:paragraph-properties style:page-number="auto"/>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text-properties fo:language="en" fo:country="US"/>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position="super 58%"/>
    </style:style>
    <style:style style:name="T5" style:family="text">
      <style:text-properties officeooo:rsid="000359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ΚΑΡΑΜΗΤΣΟΣ ΑΘΑΝΑΣΙΟΣ</text:p>
      <text:p text:style-name="Standard">1047202</text:p>
      <text:p text:style-name="Standard"><text:a xlink:type="simple" xlink:href="mailto:karamitsos@ceid.upatras.gr" text:style-name="ListLabel_20_1" text:visited-style-name="ListLabel_20_1"><text:span text:style-name="Internet_20_link"><text:span text:style-name="T1">karamitsos</text:span></text:span></text:a><text:a xlink:type="simple" xlink:href="mailto:karamitsos@ceid.upatras.gr" text:style-name="ListLabel_20_1" text:visited-style-name="ListLabel_20_1"><text:span text:style-name="Internet_20_link">@</text:span></text:a><text:a xlink:type="simple" xlink:href="mailto:karamitsos@ceid.upatras.gr" text:style-name="ListLabel_20_1" text:visited-style-name="ListLabel_20_1"><text:span text:style-name="Internet_20_link"><text:span text:style-name="T1">ceid</text:span></text:span></text:a><text:a xlink:type="simple" xlink:href="mailto:karamitsos@ceid.upatras.gr" text:style-name="ListLabel_20_1" text:visited-style-name="ListLabel_20_1"><text:span text:style-name="Internet_20_link">.</text:span></text:a><text:a xlink:type="simple" xlink:href="mailto:karamitsos@ceid.upatras.gr" text:style-name="ListLabel_20_1" text:visited-style-name="ListLabel_20_1"><text:span text:style-name="Internet_20_link"><text:span text:style-name="T1">upatras</text:span></text:span></text:a><text:a xlink:type="simple" xlink:href="mailto:karamitsos@ceid.upatras.gr" text:style-name="ListLabel_20_1" text:visited-style-name="ListLabel_20_1"><text:span text:style-name="Internet_20_link">.</text:span></text:a><text:a xlink:type="simple" xlink:href="mailto:karamitsos@ceid.upatras.gr" text:style-name="ListLabel_20_1" text:visited-style-name="ListLabel_20_1"><text:span text:style-name="Internet_20_link"><text:span text:style-name="T1">gr</text:span></text:span></text:a></text:p>
      <text:p text:style-name="Standard"><text:span text:style-name="T1">C</text:span>++</text:p>
      <text:p text:style-name="Standard"/>
      <text:p text:style-name="Standard"/>
      <text:p text:style-name="Standard"><text:span text:style-name="T3">Μέρος </text:span><text:span text:style-name="T2"><text:s/></text:span><text:span text:style-name="T3">Α</text:span></text:p>
      <text:p text:style-name="Standard">Ξεκινάω την <text:span text:style-name="T1">main</text:span> μου δημιουργώντας όλες τις μεταβλητές-πίνακες-<text:span text:style-name="T1">vectors</text:span>-κλπ που θα χρησιμοποιήσω με τα κατάλληλα επεξηγηματικά σχόλια. Προχωρώντας στο <text:span text:style-name="T1">menu</text:span> του προγράμματος, αρχικά έβαλα τις <text:s/>βασικές επιλογές μέσα σε μια λούπα με ερώτηση στον χρήστη για συνέχεια ή όχι των διαδικασιών. <text:s/>Ερωτώ τον χρήστη για το ποια επιλογή θέλει με έλεγχο εγκυρότητας <text:s/>απάντησης. Βάζω στα <text:span text:style-name="T1">vectors</text:span> μου την απαραίτητη πληροφορία. Στο <text:span text:style-name="T1">pinakas</text:span> σε κάθε θέση κάθε σειρά του αρχείου που μας δίνεται με τα δεδομένα των ξενοδοχείων με σκοπό να εκτυπώνω όταν χρειάζεται αλλά και να τον χωρίσω σε υπο-<text:span text:style-name="T1">vectors</text:span> όπως το <text:span text:style-name="T1">ids</text:span>_<text:span text:style-name="T1">avl</text:span> στη συνέχεια όπου βάζω μόνο τα <text:span text:style-name="T1">ids</text:span> των ξενοδοχείων. Για το σώσιμο πίσω στο αρχείο στην επιλογή 2, κάνω χρήση <text:span text:style-name="T1">iterators</text:span> ξαναγράφοντας τα δεδομένα που χω βαλει στον <text:span text:style-name="T1">pinakas</text:span> πισω στο αρχείο. Αναφορικά με το ερώτημα 3, κατά την πορεία του προτζεκτ ξέχασα να αξιοποιήσω το δεδομένο πως τα <text:span text:style-name="T1">hotels</text:span> και οι κρατήσεις δίνονται σε μορφή <text:span text:style-name="T1">struct</text:span> και συνεπώς για να μην τα αφήσω απέξω εντελώς (ή να αλλάξω τη λογική του προτζεκτ <text:s/>που θα απαιτούσε αρκετό κόπο) αξιοποίησα τα <text:span text:style-name="T1">structs</text:span> στην είσοδο από τον χρήστη ο οποίος δίνει το κάθε στοιχείο ξεχωριστά και αυτό αποθηκεύεται στην εκάστοτε μεταβλητή του <text:span text:style-name="T1">struct</text:span> και όλα μαζί εισάγονται στον <text:span text:style-name="T1">pinakas</text:span>. Προσπάθησα και εδώ να βάλω κάποιο έλεγχο εγκυρότητας χωρίς επιτυχία καθώς άλλοτε δούλευε και άλλοτε δεν δούλευε λόγο της ιδιοτροπίας του <text:span text:style-name="T1">cin</text:span> φαντάζομαι. Για τα <text:span text:style-name="T1">ids</text:span> τα έβαλα σε <text:span text:style-name="T1">vectors</text:span> ως <text:span text:style-name="T1">strings</text:span> και ως <text:span text:style-name="T1">ints</text:span> ανάλογα πως με βόλευε ο τύπος στη χρήση τους. Όπως αναφερόταν και στην υπόδειξη πρόσθεσα διαφορετικές επιλογές για το κάθε είδος αναζήτησης. Απλή γραμμική αναζήτηση με χρήση του υποπίνακα με τα <text:span text:style-name="T1">ids</text:span> και εκτύπωση ολόκληρης της σειράς του ξενοδοχείου που ζητάει ο χρήστης. Για την αναζήτηση με βάση το επίθετο έψαχνα σε κάθε σειρά με τις πληροφορίες του ξενοδοχείου αν υπάρχει με σύγκριση <text:span text:style-name="T1">strings</text:span> και εκτύπωνα το ξενοδοχείο και τις πληροφορίες της κράτησης. Το μόνο πρόβλημα είναι αν πχ ένα ξενοδοχείο έχει ίδιο όνομα με ένα <text:span text:style-name="T1">surname</text:span> στις κρατήσεις. Προσπάθησα χωρίς επιτυχία να το επιλύσω ξεκινώντας από δεξιότερη θέση του <text:span text:style-name="T1">pinakas</text:span> τις συγκρίσεις αλλά τα ονόματα των ξενοδοχείων μερικές φορές είναι πολύ μεγάλα και δεν δούλεψε ιδιαίτερα. Φαντάζομαι πάντως ότι θα μπορούσα να αντιγράψω τα στοιχεία σε ένα άλλο <text:span text:style-name="T1">vector</text:span> χωρίς να συμπεριλάβω τα ονόματα των ξενοδοχείων και να κάνω εκεί τις συγκρίσεις αλλά μου φάνηκε πολύ κόπος για μικρή τελική αξία μιας και έτσι δουλεύει για τον γενικό κανόνα. Για την επιλογή 6 απλά κλείνω το αρχείο και διακόπτω το πρόγραμμα.</text:p>
      <text:p text:style-name="P1"/>
      <text:p text:style-name="P1"/>
      <text:p text:style-name="P1"><text:soft-page-break/>ΜΕΡΟΣ Β</text:p>
      <text:p text:style-name="Standard">Για <text:span text:style-name="T1">binary</text:span> και <text:span text:style-name="T1">interpolation</text:span> <text:span text:style-name="T1">search</text:span>, δημιούργησα 2 συναρτήσεις έξω από τη <text:span text:style-name="T1">main</text:span> τις οποίες καλώ στα κατάλληλα σημεία με αξιοποίηση στην υλοποίηση τους ενός <text:span text:style-name="T1">vector</text:span> με τις τιμές των <text:span text:style-name="T1">id</text:span> των ξενοδοχείων και στη συνέχεια για την υλοποίηση τους βασίστηκα στους γνωστούς αλγόριθμους που περιγράφουν τη λειτουργία τους.</text:p>
      <text:p text:style-name="P1">ΜΕΡΟΣ Γ</text:p>
      <text:p text:style-name="Standard">Για τα <text:span text:style-name="T1">avl</text:span> δέντρα αξιοποίησα 2 <text:span text:style-name="T1">vectors</text:span> με τα <text:span text:style-name="T1">ids</text:span> και τα ονόματα των ξενοδοχείων τα οποία και έδωσα ως ορίσματα κατά την εισαγωγή μιας τιμής στο δέντρο, έτσι ώστε όταν βρίσκω το <text:span text:style-name="T1">id</text:span> ενός κόμβου εκεί να είναι αποθηκευμένο και το ξενοδοχείο και να εκτυπώνω απευθείας χωρίς κάποια έξτρα διαδικασία. Για την υλοποίηση χρησιμοποίησα <text:span text:style-name="T1">struct</text:span> και <text:span text:style-name="T1">class</text:span> για τους κόμβους και το δέντρο αντίστοιχα. Το δέντρο αποδεσμεύεται με ανάθεση <text:span text:style-name="T1">null</text:span> στον <text:span text:style-name="T1">pointer</text:span> της ρίζας του.</text:p>
      <text:p text:style-name="Standard"><text:span text:style-name="T3">ΜΕΡΟΣ Δ</text:span> </text:p>
      <text:p text:style-name="Standard">Στο κομμάτι τον <text:span text:style-name="T1">tries</text:span> <text:span text:style-name="T5">απέτυχα να υλοποιήσω το ζητούμενο</text:span> μιας και αναλώθηκα τόσο στα προηγούμενα μέρη και κυρίως στα <text:span text:style-name="T1">avls</text:span>, τα οποία με παίδεψαν απίστευτα, ώστε να βρεθώ πιεσμένος από το χρόνο παράδοσης. Τα <text:span text:style-name="T1">tries</text:span> επίσης με δυσκόλεψαν στην κατανόηση τους σε θεωρητικό υπόβαθρο και πόσο μάλλον κατά τη προσπάθεια να τα υλοποιήσω από το μηδέν. Το μόνο που υλοποίησα είναι 2 <text:span text:style-name="T1">vectors</text:span> με τα ξενοδοχεία και τους πελάτες των ξενοδοχείων με σκοπό να τα χρησιμοποιήσω στα <text:span text:style-name="T1">tries</text:span>. </text:p>
      <text:p text:style-name="P1">ΜΕΡΟΣ Ε</text:p>
      <text:p text:style-name="Standard">Στο κομμάτι τον μετρήσεων μιας και δεν υλοποίησα τα <text:span text:style-name="T1">digital</text:span> <text:span text:style-name="T1">tries</text:span> έκανα μετρήσεις μόνο στις αναζητήσεις με βάση το <text:span text:style-name="T1">id</text:span>. Παραθέτω αρχικά τις μετρήσεις μου.</text:p>
      <text:p text:style-name="P2">Linear search:<text:tab/><text:tab/><text:tab/>0,001999<text:tab/>0,004006<text:tab/>0,005019<text:tab/>seconds(s).</text:p>
      <text:p text:style-name="P2">Binary search:<text:tab/><text:tab/><text:tab/>0<text:tab/><text:tab/>0<text:tab/><text:tab/>0,015606<text:tab/>seconds(s).</text:p>
      <text:p text:style-name="P2">Interpolation search:<text:tab/><text:tab/>0<text:tab/><text:tab/>0,000468<text:tab/>0,001017<text:tab/>seconds(s).</text:p>
      <text:p text:style-name="P2">Avl tree search:<text:tab/><text:tab/><text:tab/>0,203075<text:tab/>0,312453<text:tab/>0,421831<text:tab/>seconds(s).</text:p>
      <text:p text:style-name="P2"/>
      <text:p text:style-name="Standard">Αναφορικά με τις μετρήσεις λοιπόν. Εκεί που υπάρχει 0 δε γνωρίζω γιατί δε μου εμφάνιζε κανονικό χρόνο αλλά υπέθεσα ότι ίσως είναι πολύ μικρός (πολύ κοντά στο 0), μερικές φορές πάντως έβγαζε χρόνο ο οποίος ήταν ελαφρώς μεγαλύτερος από τους χρόνους του <text:span text:style-name="T1">linear</text:span> <text:span text:style-name="T1">search</text:span> στα 500 και 750. Στον τελικό κώδικα πάντως οι μετρήσεις έβγαζαν 0 πάντα. Όλοι οι τρόποι αναζήτησης παρουσιάζουν μια φυσιολογική αύξηση στον απαιτούμενο χρόνο εκτέλεσης περισσότερων επαναλήψεων. Ο <text:span text:style-name="T1">interpolation</text:span> <text:span text:style-name="T1">search</text:span> τρέχει πολύ γρηγορότερα από τον <text:span text:style-name="T1">Linear</text:span> <text:span text:style-name="T1">Search</text:span> όπως ήταν αναμενόμενο. Ο <text:span text:style-name="T1">binary</text:span> <text:span text:style-name="T1">search</text:span> παραδόξως τρέχει πιο αργά από τον <text:span text:style-name="T1">Linear</text:span> και φαντάζομαι πως αυτό οφείλεται στο μικρό σχετικά αριθμό επαναλήψεων( με μια αναζήτηση στο <text:span text:style-name="T1">google</text:span> είδα πως γενικά ο <text:span text:style-name="T1">binary</text:span> μπορεί να <text:soft-page-break/>είναι πιο αργός αν η είσοδος δεν είναι πολύ μεγάλη). Ο <text:span text:style-name="T1">interpolation</text:span> τρέχει γρηγορότερα από τον <text:span text:style-name="T1">binary</text:span> όπως και ήταν αναμενόμενο. Η αναζήτηση σε <text:span text:style-name="T1">avl</text:span> δέντρο είναι η πιο αργή μιας και η διαδικασία της είναι πολύ πιο περίπλοκη. Τέλος αναφορικά με την υλοποίηση, πρόσθεσα μια 5<text:span text:style-name="T4">η</text:span> επιλογή για τα χρονικά τεστ στην επιλογή 4 για τις αναζητήσεις με βάση το <text:span text:style-name="T1">id</text:span> όπου και έβαλα τις δοκιμές μέσα σε <text:span text:style-name="T1">if</text:span> <text:span text:style-name="T1">statements</text:span> με μια συνθήκη μια τυχαία μεταβλητή γιατί όταν ήταν όλοι οι ορισμοί των συναρτήσεων για τυχαίους αριθμούς και μέτρηση χρόνου<text:tab/>στο ίδιο <text:span text:style-name="T1">scope</text:span> υπήρχαν προβλήματα.<text:bookmark text:name="_GoBack"/></text:p>
      <text:p text:style-name="Standard"/>
      <text:p text:style-name="Standard"/>
      <text:p text:style-name="Standard"><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l" fo:country="G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Κείμενο_20_πλαισίου_20_Char" style:display-name="Κείμενο πλαισίου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language="en" fo:country="US"/>
    </style:style>
    <style:style style:name="ListLabel_20_2" style:display-name="ListLabel 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Θανάσης</meta:initial-creator>
    <meta:editing-cycles>17</meta:editing-cycles>
    <meta:creation-date>2017-09-27T15:43:00</meta:creation-date>
    <dc:date>2019-07-28T16:50:15.112000000</dc:date>
    <meta:editing-duration>PT6H5M10S</meta:editing-duration>
    <meta:generator>LibreOffice/6.2.5.2$Windows_x86 LibreOffice_project/1ec314fa52f458adc18c4f025c545a4e8b22c159</meta:generator>
    <meta:document-statistic meta:table-count="0" meta:image-count="0" meta:object-count="0" meta:page-count="3" meta:paragraph-count="20" meta:word-count="885" meta:character-count="5480" meta:non-whitespace-character-count="45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